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15cm" fo:min-width="3.34cm"/>
    </style:style>
    <style:style style:name="gr2" style:family="graphic" style:parent-style-name="standard">
      <style:graphic-properties draw:textarea-horizontal-align="justify" draw:textarea-vertical-align="middle" draw:auto-grow-height="false" fo:min-height="1.718cm" fo:min-width="3.097cm"/>
    </style:style>
    <style:style style:name="gr3" style:family="graphic" style:parent-style-name="standard">
      <style:graphic-properties draw:textarea-horizontal-align="justify" draw:textarea-vertical-align="middle" draw:auto-grow-height="false" fo:min-height="3.561cm" fo:min-width="3.98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4.256cm" svg:height="1.651cm" svg:x="2.905cm" svg:y="2.524cm">
          <text:p text:style-name="P1">Vehicle state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xml:id="id1" draw:id="id1" draw:layer="layout" svg:width="3.883cm" svg:height="2.124cm" svg:x="9.182cm" svg:y="5.734cm">
          <text:p text:style-name="P1">Odometry</text:p>
          <text:p text:style-name="P1"><text:s/>Updat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xml:id="id3" draw:id="id3" draw:layer="layout" svg:width="3.883cm" svg:height="2.124cm" svg:x="14.593cm" svg:y="5.862cm">
          <text:p text:style-name="P1">Obstacles</text:p>
          <text:p text:style-name="P1"><text:s/>Updat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1" xml:id="id2" draw:id="id2" draw:layer="layout" svg:width="7.366cm" svg:height="3.81cm" svg:x="1.316cm" svg:y="5.079cm">
          <text:p text:style-name="P1">Position</text:p>
          <text:p text:style-name="P1">Yaw</text:p>
          <text:p text:style-name="P1">Obstacle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4" draw:text-style-name="P2" draw:layer="layout" svg:x1="9.182cm" svg:y1="6.796cm" svg:x2="7.932cm" svg:y2="6.984cm" draw:start-shape="id1" draw:start-glue-point="5" draw:end-shape="id2" draw:end-glue-point="9" svg:d="M9182 6796h-250v188h-1000" svg:viewBox="0 0 1251 189">
          <text:p/>
        </draw:connector>
        <draw:connector draw:style-name="gr4" draw:text-style-name="P2" draw:layer="layout" draw:line-skew="0cm -3.018cm" svg:x1="16.535cm" svg:y1="7.986cm" svg:x2="7.932cm" svg:y2="6.984cm" draw:start-shape="id3" draw:start-glue-point="6" draw:end-shape="id2" draw:end-glue-point="9" svg:d="M16535 7986v502h-7915v-1504h-688" svg:viewBox="0 0 8604 1505">
          <text:p/>
        </draw:connector>
        <draw:connector draw:style-name="gr4" draw:text-style-name="P2" draw:layer="layout" svg:x1="5.033cm" svg:y1="4.175cm" svg:x2="4.999cm" svg:y2="5.079cm" draw:start-shape="id4" draw:start-glue-point="6" draw:end-shape="id2" draw:end-glue-point="5" svg:d="M5033 4175v452h-34v452" svg:viewBox="0 0 35 90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31T17:06:34.461378382</meta:creation-date>
    <dc:date>2018-03-31T17:42:57.599300280</dc:date>
    <meta:editing-duration>PT2M2S</meta:editing-duration>
    <meta:editing-cycles>2</meta:editing-cycles>
    <meta:generator>LibreOffice/5.1.6.2$Linux_X86_64 LibreOffice_project/10m0$Build-2</meta:generator>
    <meta:document-statistic meta:object-count="7"/>
  </office:meta>
</office:document-meta>
</file>